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eXGyreHeros" fo:font-size="11pt" officeooo:paragraph-rsid="001175a5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271dc" officeooo:paragraph-rsid="001271dc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TeXGyreHeros" fo:font-size="12pt" fo:font-weight="bold" officeooo:paragraph-rsid="001107eb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paragraph-rsid="001107eb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.1in" fo:margin-bottom="0.1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top="0.1in" fo:margin-bottom="0.1in" loext:contextual-spacing="false" fo:line-height="100%" fo:text-align="center" style:justify-single-word="false" fo:break-before="pag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officeooo:paragraph-rsid="001271dc" style:text-blinking="false" fo:background-color="transparent" style:font-size-asian="10pt" style:font-size-complex="10pt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officeooo:paragraph-rsid="00296c96"/>
    </style:style>
    <style:style style:name="P8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271dc" officeooo:paragraph-rsid="002b2c04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271dc" officeooo:paragraph-rsid="001271dc" style:font-size-asian="11pt" style:font-size-complex="11pt"/>
    </style:style>
    <style:style style:name="P10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42f73" officeooo:paragraph-rsid="002da088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f31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27e2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16c0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0f848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b2c04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2b45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2da08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fo:font-style="normal" style:text-underline-style="none" officeooo:rsid="001107eb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officeooo:rsid="0021e764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style:text-blinking="false" fo:background-color="transparent" loext:char-shading-value="0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3aa8b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445e0" style:text-blinking="false" fo:background-color="transparent" loext:char-shading-value="0" style:font-size-asian="11pt" style:font-size-complex="11pt"/>
    </style:style>
    <style:style style:name="T16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61baa" style:text-blinking="false" fo:background-color="transparent" loext:char-shading-value="0" style:font-size-asian="11pt" style:font-size-complex="11pt"/>
    </style:style>
    <style:style style:name="T17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6c17a" style:text-blinking="false" fo:background-color="transparent" loext:char-shading-value="0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80340" style:text-blinking="false" fo:background-color="transparent" loext:char-shading-value="0" style:font-size-asian="11pt" style:font-size-complex="11pt"/>
    </style:style>
    <style:style style:name="T19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87ea0" style:text-blinking="false" fo:background-color="transparent" loext:char-shading-value="0" style:font-size-asian="11pt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939f4" style:text-blinking="false" fo:background-color="transparent" loext:char-shading-value="0" style:font-size-asian="11pt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96c96" style:text-blinking="false" fo:background-color="transparent" loext:char-shading-value="0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912e88c5-9367-ab2c-c580-c595f92e9553"/>Universidade do Estado do Rio de Janeiro - Faculdade de Geologia</text:p>
      <text:p text:style-name="P3"><text:span text:style-name="T9">Geofísica </text:span><text:span text:style-name="T10">1</text:span><text:span text:style-name="T9"> </text:span><text:span text:style-name="T10">|</text:span><text:span text:style-name="T9"> Prática </text:span><text:span text:style-name="T11">5</text:span><text:span text:style-name="T9"> - </text:span><text:span text:style-name="T10">Gravimetria - </text:span><text:span text:style-name="T11">Modelagem direta</text:span></text:p>
      <text:p text:style-name="P5">Nome:______________________________________________________ <text:s/>Data:______________________</text:p>
      <text:p text:style-name="P7"><text:span text:style-name="T12">1)</text:span><text:span text:style-name="T13"> </text:span><text:span text:style-name="T14">Com relação ao</text:span><text:span text:style-name="T17">s </text:span><text:span text:style-name="T14">modelo</text:span><text:span text:style-name="T17">s</text:span><text:span text:style-name="T14"> criado</text:span><text:span text:style-name="T17">s</text:span><text:span text:style-name="T14"> com o notebook: (a) O que é dado sintético que você gerou (distúrbio, Bouguer, nenhum dos dois, ambos)? </text:span><text:span text:style-name="T15">(</text:span><text:span text:style-name="T21">b</text:span><text:span text:style-name="T15">)</text:span><text:span text:style-name="T14"> </text:span><text:span text:style-name="T15">O que é o valor</text:span><text:span text:style-name="T14"> </text:span><text:span text:style-name="T15">de “densidade” que vocês colocaram? </text:span><text:span text:style-name="T19">É a densidade do corpo? </text:span><text:span text:style-name="T16">Justifique todas as suas respostas.</text:span><text:span text:style-name="T14"> </text:span><text:span text:style-name="T18">(</text:span><text:span text:style-name="T21">c</text:span><text:span text:style-name="T18">) Você precisou incluir o manto da Terra no seu modelo? Por que?</text:span><text:span text:style-name="T14"> </text:span><text:span text:style-name="T20">(</text:span><text:span text:style-name="T21">d</text:span><text:span text:style-name="T20">) O que você está pressupondo quando deixa partes do modelo “em branco”? (</text:span><text:span text:style-name="T21">e</text:span><text:span text:style-name="T20">) Essas pressuposições são sempre válidas? Se não, como poderíamos resolver esse problema? </text:span></text:p>
      <text:p text:style-name="P1"/>
      <text:p text:style-name="P6">Nome:______________________________________________________ <text:s/>Data:______________________</text:p>
      <text:p text:style-name="P8"><text:span text:style-name="T3">2</text:span><text:span text:style-name="T1">) </text:span><text:span text:style-name="T6">Quanto ao primeiro resultado de modelagem</text:span><text:span text:style-name="T3">: </text:span><text:span text:style-name="T6">(a) V</text:span><text:span text:style-name="T3">ocê chegou perto do verdadeiro? Por que? </text:span><text:span text:style-name="T6">(b)</text:span><text:span text:style-name="T3"> O seu modelo é uma solução válida do ponto de vista geofísico </text:span><text:span text:style-name="T7">(perante as informações disponíveis)</text:span><text:span text:style-name="T3">? </text:span><text:span text:style-name="T7">(c)</text:span><text:span text:style-name="T3"> </text:span><text:span text:style-name="T7">O que seria necessário para </text:span><text:span text:style-name="T3">produzir um </text:span><text:span text:style-name="T7">resultado mais próximo da</text:span><text:span text:style-name="T3"> realidade?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4">3</text:span><text:span text:style-name="T1">)</text:span><text:span text:style-name="T2"> </text:span><text:span text:style-name="T5">Quanto </text:span><text:span text:style-name="T8">à modelagem da intrusão</text:span><text:span text:style-name="T5">: </text:span><text:span text:style-name="T8">(a)</text:span><text:span text:style-name="T5"> </text:span><text:span text:style-name="T8">Você chegou </text:span><text:span text:style-name="T5">mais próximo </text:span><text:span text:style-name="T8">do verdadeiro </text:span><text:span text:style-name="T5">que </text:span><text:span text:style-name="T8">n</text:span><text:span text:style-name="T5">a última vez? Por que? </text:span><text:span text:style-name="T8">(b) </text:span><text:span text:style-name="T5">Como a informação adicional te ajudou/não ajudou? </text:span><text:span text:style-name="T8">(c)</text:span><text:span text:style-name="T5"> Como você poderia melhorar a sua soluçã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Uieda</meta:initial-creator>
    <meta:creation-date>2015-09-03T10:30:50.305053225</meta:creation-date>
    <dc:date>2015-10-08T11:33:00.251419347</dc:date>
    <dc:creator>Leonardo Uieda</dc:creator>
    <meta:editing-duration>PT1H32M12S</meta:editing-duration>
    <meta:editing-cycles>27</meta:editing-cycles>
    <meta:generator>LibreOffice/5.0.1.2$Linux_X86_64 LibreOffice_project/00m0$Build-2</meta:generator>
    <meta:document-statistic meta:table-count="0" meta:image-count="0" meta:object-count="0" meta:page-count="2" meta:paragraph-count="7" meta:word-count="189" meta:character-count="1267" meta:non-whitespace-character-count="1082"/>
  </office:meta>
</office:document-meta>
</file>